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healthcare-industry.ipt.pw/News/online-cake-delivery-in-ghaziabad-%7C-online-cake-order/</text:p>
          </table:table-cell>
        </table:table-row>
        <table:table-row table:style-name="ro1">
          <table:table-cell office:value-type="string">
            <text:p>http://www.fitness.ipt.pw/News/dees-bake-studio-%7C-online-cake-delivery-in-ghaziabad-%7C-online-cake-order/</text:p>
          </table:table-cell>
        </table:table-row>
        <table:table-row table:style-name="ro1">
          <table:table-cell office:value-type="string">
            <text:p>http://www.child-health.ipt.pw/News/bakery-shop-near-me-%7C-online-cake-order-in-noida/</text:p>
          </table:table-cell>
        </table:table-row>
        <table:table-row table:style-name="ro1">
          <table:table-cell office:value-type="string">
            <text:p>http://www.computers.ipt.pw/News/bakery-shop-near-me-%7C-online-cake-order-in-noida/</text:p>
          </table:table-cell>
        </table:table-row>
        <table:table-row table:style-name="ro1">
          <table:table-cell office:value-type="string">
            <text:p>http://www.computer-science.ipt.pw/News/buy-cupcakes-online-delhi-%7C-cupcake-delivery-in-ghaziabad/</text:p>
          </table:table-cell>
        </table:table-row>
        <table:table-row table:style-name="ro1">
          <table:table-cell office:value-type="string">
            <text:p>http://www.hardware.ipt.pw/News/cake-delivery-in-noida-sector-62-%7C-customized-cakes-in-delhi/</text:p>
          </table:table-cell>
        </table:table-row>
        <table:table-row table:style-name="ro1">
          <table:table-cell office:value-type="string">
            <text:p>http://www.security.ipt.pw/News/dees-bake-studio-%7C-online-cake-delivery-in-ghaziabad-%7C-online-cake-order/</text:p>
          </table:table-cell>
        </table:table-row>
        <table:table-row table:style-name="ro1">
          <table:table-cell office:value-type="string">
            <text:p>http://www.software.ipt.pw/News/online-cake-delivery-in-ghaziabad-%7C-online-cake-order/</text:p>
          </table:table-cell>
        </table:table-row>
        <table:table-row table:style-name="ro1">
          <table:table-cell office:value-type="string">
            <text:p>http://www.internet.ipt.pw/News/birthday-cake-delivery-in-noida-%7C-midnight-cake-delivery-in-delhi/</text:p>
          </table:table-cell>
        </table:table-row>
        <table:table-row table:style-name="ro1">
          <table:table-cell office:value-type="string">
            <text:p>http://www.web-design.ipt.pw/News/birthday-cake-delivery-in-noida-%7C-midnight-cake-delivery-in-delhi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6/07/2018</text:date>, <text:time>16:4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5S</meta:editing-duration>
    <meta:editing-cycles>3</meta:editing-cycles>
    <meta:generator>OpenOffice/4.1.5$Win32 OpenOffice.org_project/415m1$Build-9789</meta:generator>
    <dc:date>2018-07-06T16:44:40.49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